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759cm" fo:margin-left="3.512cm" table:align="left"/>
    </style:style>
    <style:style style:name="Table1.A" style:family="table-column">
      <style:table-column-properties style:column-width="3.688cm"/>
    </style:style>
    <style:style style:name="Table1.B" style:family="table-column">
      <style:table-column-properties style:column-width="5.071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951cm" fo:margin-left="3.644cm" table:align="left"/>
    </style:style>
    <style:style style:name="Table2.A" style:family="table-column">
      <style:table-column-properties style:column-width="3.528cm"/>
    </style:style>
    <style:style style:name="Table2.B" style:family="table-column">
      <style:table-column-properties style:column-width="10.423cm"/>
    </style:style>
    <style:style style:name="Tab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287cm" fo:margin-left="3.635cm" table:align="left"/>
    </style:style>
    <style:style style:name="Table3.A" style:family="table-column">
      <style:table-column-properties style:column-width="6.738cm"/>
    </style:style>
    <style:style style:name="Table3.B" style:family="table-column">
      <style:table-column-properties style:column-width="1.549cm"/>
    </style:style>
    <style:style style:name="Table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b2b2b2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905cm" fo:margin-left="3.702cm" table:align="left"/>
    </style:style>
    <style:style style:name="Table4.A" style:family="table-column">
      <style:table-column-properties style:column-width="2.588cm"/>
    </style:style>
    <style:style style:name="Table4.B" style:family="table-column">
      <style:table-column-properties style:column-width="2.822cm"/>
    </style:style>
    <style:style style:name="Table4.C" style:family="table-column">
      <style:table-column-properties style:column-width="3.498cm"/>
    </style:style>
    <style:style style:name="Table4.D" style:family="table-column">
      <style:table-column-properties style:column-width="3.087cm"/>
    </style:style>
    <style:style style:name="Table4.E" style:family="table-column">
      <style:table-column-properties style:column-width="1.91cm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none" fo:border-top="none" fo:border-bottom="0.05pt solid #000000"/>
    </style:style>
    <style:style style:name="Table4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none" fo:border-top="none" fo:border-bottom="0.05pt solid #000000"/>
    </style:style>
    <style:style style:name="Table4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8.759cm" fo:margin-left="3.512cm" table:align="left"/>
    </style:style>
    <style:style style:name="Table5.A" style:family="table-column">
      <style:table-column-properties style:column-width="3.688cm"/>
    </style:style>
    <style:style style:name="Table5.B" style:family="table-column">
      <style:table-column-properties style:column-width="5.071cm"/>
    </style:style>
    <style:style style:name="Table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2.488cm" fo:margin-left="3.512cm" table:align="left"/>
    </style:style>
    <style:style style:name="Table6.A" style:family="table-column">
      <style:table-column-properties style:column-width="4.313cm"/>
    </style:style>
    <style:style style:name="Table6.B" style:family="table-column">
      <style:table-column-properties style:column-width="1.588cm"/>
    </style:style>
    <style:style style:name="Table6.C" style:family="table-column">
      <style:table-column-properties style:column-width="6.588cm"/>
    </style:style>
    <style:style style:name="Tab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cccccc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2.488cm" fo:margin-left="3.512cm" table:align="left"/>
    </style:style>
    <style:style style:name="Table7.A" style:family="table-column">
      <style:table-column-properties style:column-width="5.106cm"/>
    </style:style>
    <style:style style:name="Table7.B" style:family="table-column">
      <style:table-column-properties style:column-width="7.382cm"/>
    </style:style>
    <style:style style:name="Table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cccccc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2.391cm" fo:margin-left="3.609cm" table:align="left"/>
    </style:style>
    <style:style style:name="Table8.A" style:family="table-column">
      <style:table-column-properties style:column-width="3.096cm"/>
    </style:style>
    <style:style style:name="Table8.B" style:family="table-column">
      <style:table-column-properties style:column-width="4.657cm"/>
    </style:style>
    <style:style style:name="Table8.C" style:family="table-column">
      <style:table-column-properties style:column-width="4.639cm"/>
    </style:style>
    <style:style style:name="Table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cccccc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8.996cm" fo:margin-left="6.149cm" table:align="left"/>
    </style:style>
    <style:style style:name="Table9.A" style:family="table-column">
      <style:table-column-properties style:column-width="2.99cm"/>
    </style:style>
    <style:style style:name="Table9.B" style:family="table-column">
      <style:table-column-properties style:column-width="1.005cm"/>
    </style:style>
    <style:style style:name="Table9.C" style:family="table-column">
      <style:table-column-properties style:column-width="2.011cm"/>
    </style:style>
    <style:style style:name="Table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D1" style:family="table-cell">
      <style:table-cell-properties fo:background-color="#cccccc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none" fo:border-top="none" fo:border-bottom="0.05pt solid #000000"/>
    </style:style>
    <style:style style:name="Table9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0.05pt solid #000000"/>
    </style:style>
    <style:style style:name="Table9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0dd792" officeooo:paragraph-rsid="000dd792"/>
    </style:style>
    <style:style style:name="P2" style:family="paragraph" style:parent-style-name="Text_20_body">
      <style:paragraph-properties fo:text-align="start" style:justify-single-word="false"/>
      <style:text-properties officeooo:rsid="000dd792" officeooo:paragraph-rsid="000dd792"/>
    </style:style>
    <style:style style:name="P3" style:family="paragraph" style:parent-style-name="Text_20_body">
      <style:text-properties officeooo:rsid="000dd792" officeooo:paragraph-rsid="000dd792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>
      <style:text-properties fo:font-style="normal" officeooo:rsid="000dd792" style:font-style-asian="normal" style:font-style-complex="normal"/>
    </style:style>
    <style:style style:name="P6" style:family="paragraph" style:parent-style-name="Text_20_body">
      <style:text-properties fo:font-style="normal" officeooo:rsid="000dd792" officeooo:paragraph-rsid="000dd792" style:font-style-asian="normal" style:font-style-complex="normal"/>
    </style:style>
    <style:style style:name="P7" style:family="paragraph" style:parent-style-name="Text_20_body">
      <style:text-properties fo:font-style="normal" officeooo:rsid="000dd792" officeooo:paragraph-rsid="000e94d9" style:font-style-asian="normal" style:font-style-complex="normal"/>
    </style:style>
    <style:style style:name="P8" style:family="paragraph" style:parent-style-name="Text_20_body">
      <style:text-properties fo:font-style="normal" officeooo:rsid="000dd792" officeooo:paragraph-rsid="000df470" style:font-style-asian="normal" style:font-style-complex="normal"/>
    </style:style>
    <style:style style:name="P9" style:family="paragraph" style:parent-style-name="Text_20_body">
      <style:text-properties fo:font-style="normal" officeooo:rsid="000dd792" officeooo:paragraph-rsid="000f9285" style:font-style-asian="normal" style:font-style-complex="normal"/>
    </style:style>
    <style:style style:name="P10" style:family="paragraph" style:parent-style-name="Text_20_body">
      <style:text-properties fo:font-style="normal" officeooo:paragraph-rsid="000e94d9" style:font-style-asian="normal" style:font-style-complex="normal"/>
    </style:style>
    <style:style style:name="P11" style:family="paragraph" style:parent-style-name="Text_20_body">
      <style:text-properties fo:font-style="normal" officeooo:rsid="000e94d9" officeooo:paragraph-rsid="000e94d9" style:font-style-asian="normal" style:font-style-complex="normal"/>
    </style:style>
    <style:style style:name="P12" style:family="paragraph" style:parent-style-name="Text_20_body">
      <style:text-properties fo:font-style="normal" officeooo:rsid="000e94d9" officeooo:paragraph-rsid="000f9285" style:font-style-asian="normal" style:font-style-complex="normal"/>
    </style:style>
    <style:style style:name="P13" style:family="paragraph" style:parent-style-name="Text_20_body">
      <style:text-properties fo:font-style="normal" officeooo:paragraph-rsid="000f9285" style:font-style-asian="normal" style:font-style-complex="normal"/>
    </style:style>
    <style:style style:name="P14" style:family="paragraph" style:parent-style-name="Text_20_body">
      <style:text-properties fo:font-style="normal" officeooo:rsid="000f9285" officeooo:paragraph-rsid="000f9285" style:font-style-asian="normal" style:font-style-complex="normal"/>
    </style:style>
    <style:style style:name="P15" style:family="paragraph" style:parent-style-name="Text_20_body">
      <style:text-properties fo:font-style="normal" officeooo:paragraph-rsid="0011a43d" style:font-style-asian="normal" style:font-style-complex="normal"/>
    </style:style>
    <style:style style:name="P16" style:family="paragraph" style:parent-style-name="Text_20_body">
      <style:text-properties fo:font-style="normal" officeooo:paragraph-rsid="0012f38f" style:font-style-asian="normal" style:font-style-complex="normal"/>
    </style:style>
    <style:style style:name="P17" style:family="paragraph" style:parent-style-name="Text_20_body">
      <style:text-properties officeooo:paragraph-rsid="000df470"/>
    </style:style>
    <style:style style:name="P18" style:family="paragraph" style:parent-style-name="Text_20_body">
      <style:text-properties officeooo:rsid="000e94d9" officeooo:paragraph-rsid="000e94d9"/>
    </style:style>
    <style:style style:name="P19" style:family="paragraph" style:parent-style-name="Text_20_body">
      <style:text-properties officeooo:paragraph-rsid="000f9285"/>
    </style:style>
    <style:style style:name="P20" style:family="paragraph" style:parent-style-name="Text_20_body">
      <style:text-properties officeooo:rsid="000f9285" officeooo:paragraph-rsid="000f9285"/>
    </style:style>
    <style:style style:name="P21" style:family="paragraph" style:parent-style-name="Text_20_body">
      <style:text-properties style:text-underline-style="none" officeooo:rsid="000df470" officeooo:paragraph-rsid="000df470"/>
    </style:style>
    <style:style style:name="P22" style:family="paragraph" style:parent-style-name="Text_20_body">
      <style:text-properties fo:font-style="italic" officeooo:rsid="000e94d9" style:font-style-asian="italic" style:font-style-complex="italic"/>
    </style:style>
    <style:style style:name="P23" style:family="paragraph" style:parent-style-name="Text_20_body">
      <style:text-properties fo:font-style="italic" officeooo:rsid="000dd792" officeooo:paragraph-rsid="000f9285" style:font-style-asian="italic" style:font-style-complex="italic"/>
    </style:style>
    <style:style style:name="P24" style:family="paragraph" style:parent-style-name="Text_20_body">
      <style:text-properties fo:font-style="italic" officeooo:rsid="0011a43d" officeooo:paragraph-rsid="0011a43d" style:font-style-asian="italic" style:font-style-complex="italic"/>
    </style:style>
    <style:style style:name="P25" style:family="paragraph" style:parent-style-name="Text_20_body">
      <style:text-properties officeooo:paragraph-rsid="0011a43d"/>
    </style:style>
    <style:style style:name="P26" style:family="paragraph" style:parent-style-name="Table_20_Contents">
      <style:text-properties officeooo:rsid="000dd792" officeooo:paragraph-rsid="000dd792"/>
    </style:style>
    <style:style style:name="P27" style:family="paragraph" style:parent-style-name="Table_20_Contents">
      <style:paragraph-properties fo:text-align="center" style:justify-single-word="false"/>
      <style:text-properties officeooo:rsid="000dd792" officeooo:paragraph-rsid="000dd792"/>
    </style:style>
    <style:style style:name="P28" style:family="paragraph" style:parent-style-name="Table_20_Contents">
      <style:paragraph-properties fo:text-align="center" style:justify-single-word="false"/>
      <style:text-properties officeooo:rsid="000dd792" officeooo:paragraph-rsid="000e94d9"/>
    </style:style>
    <style:style style:name="P29" style:family="paragraph" style:parent-style-name="Table_20_Contents">
      <style:text-properties officeooo:rsid="000dd792" officeooo:paragraph-rsid="000e94d9"/>
    </style:style>
    <style:style style:name="P30" style:family="paragraph" style:parent-style-name="Table_20_Contents">
      <style:text-properties officeooo:rsid="000dd792" officeooo:paragraph-rsid="000f9285"/>
    </style:style>
    <style:style style:name="P31" style:family="paragraph" style:parent-style-name="Table_20_Contents">
      <style:text-properties officeooo:rsid="000dd792" officeooo:paragraph-rsid="0011a43d"/>
    </style:style>
    <style:style style:name="P32" style:family="paragraph" style:parent-style-name="Table_20_Contents">
      <style:text-properties officeooo:rsid="000df470" officeooo:paragraph-rsid="000df470"/>
    </style:style>
    <style:style style:name="P33" style:family="paragraph" style:parent-style-name="Table_20_Contents">
      <style:paragraph-properties fo:text-align="center" style:justify-single-word="false"/>
      <style:text-properties officeooo:rsid="000df470" officeooo:paragraph-rsid="000df470"/>
    </style:style>
    <style:style style:name="P34" style:family="paragraph" style:parent-style-name="Table_20_Contents">
      <style:text-properties officeooo:rsid="000e94d9" officeooo:paragraph-rsid="000e94d9"/>
    </style:style>
    <style:style style:name="P35" style:family="paragraph" style:parent-style-name="Table_20_Contents">
      <style:paragraph-properties fo:text-align="center" style:justify-single-word="false"/>
      <style:text-properties officeooo:rsid="000e94d9" officeooo:paragraph-rsid="000e94d9"/>
    </style:style>
    <style:style style:name="P36" style:family="paragraph" style:parent-style-name="Table_20_Contents">
      <style:text-properties officeooo:rsid="000e94d9" officeooo:paragraph-rsid="000f9285"/>
    </style:style>
    <style:style style:name="P37" style:family="paragraph" style:parent-style-name="Table_20_Contents">
      <style:paragraph-properties fo:text-align="center" style:justify-single-word="false"/>
      <style:text-properties officeooo:rsid="000f9285" officeooo:paragraph-rsid="000f9285"/>
    </style:style>
    <style:style style:name="P38" style:family="paragraph" style:parent-style-name="Table_20_Contents">
      <style:paragraph-properties fo:text-align="center" style:justify-single-word="false"/>
      <style:text-properties officeooo:rsid="000f9285" officeooo:paragraph-rsid="0011a43d"/>
    </style:style>
    <style:style style:name="P39" style:family="paragraph" style:parent-style-name="Table_20_Contents">
      <style:text-properties officeooo:rsid="000f9285" officeooo:paragraph-rsid="000f9285"/>
    </style:style>
    <style:style style:name="P40" style:family="paragraph" style:parent-style-name="Table_20_Contents">
      <style:text-properties officeooo:rsid="000f9285" officeooo:paragraph-rsid="0011a43d"/>
    </style:style>
    <style:style style:name="P41" style:family="paragraph" style:parent-style-name="Table_20_Contents">
      <style:text-properties officeooo:rsid="0011a43d" officeooo:paragraph-rsid="0011a43d"/>
    </style:style>
    <style:style style:name="P42" style:family="paragraph" style:parent-style-name="Table_20_Contents">
      <style:paragraph-properties fo:text-align="center" style:justify-single-word="false"/>
      <style:text-properties officeooo:rsid="0011a43d" officeooo:paragraph-rsid="0011a43d"/>
    </style:style>
    <style:style style:name="P43" style:family="paragraph" style:parent-style-name="Heading_20_2">
      <style:text-properties officeooo:rsid="000df470" officeooo:paragraph-rsid="000df470"/>
    </style:style>
    <style:style style:name="P44" style:family="paragraph" style:parent-style-name="Table_20_Contents">
      <style:text-properties officeooo:rsid="00140cc2" officeooo:paragraph-rsid="00140cc2"/>
    </style:style>
    <style:style style:name="P45" style:family="paragraph" style:parent-style-name="Heading_20_3">
      <style:text-properties officeooo:paragraph-rsid="0011a43d"/>
    </style:style>
    <style:style style:name="P46" style:family="paragraph" style:parent-style-name="Heading_20_3">
      <style:text-properties fo:font-style="normal" officeooo:rsid="0011a43d" style:font-style-asian="normal" style:font-style-complex="normal"/>
    </style:style>
    <style:style style:name="P47" style:family="paragraph" style:parent-style-name="Text_20_body" style:list-style-name="L1">
      <style:text-properties officeooo:rsid="000f9285" officeooo:paragraph-rsid="000f9285"/>
    </style:style>
    <style:style style:name="T1" style:family="text">
      <style:text-properties officeooo:rsid="000dd792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f470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0e94d9"/>
    </style:style>
    <style:style style:name="T6" style:family="text">
      <style:text-properties style:text-underline-style="solid" style:text-underline-width="auto" style:text-underline-color="font-color" officeooo:rsid="0011a43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dd792" style:font-style-asian="italic" style:font-style-complex="italic"/>
    </style:style>
    <style:style style:name="T9" style:family="text">
      <style:text-properties fo:font-style="italic" officeooo:rsid="000df470" style:font-style-asian="italic" style:font-style-complex="italic"/>
    </style:style>
    <style:style style:name="T10" style:family="text">
      <style:text-properties fo:font-style="italic" officeooo:rsid="000e94d9" style:font-style-asian="italic" style:font-style-complex="italic"/>
    </style:style>
    <style:style style:name="T11" style:family="text">
      <style:text-properties fo:font-style="italic" officeooo:rsid="000f9285" style:font-style-asian="italic" style:font-style-complex="italic"/>
    </style:style>
    <style:style style:name="T12" style:family="text">
      <style:text-properties fo:font-style="italic" officeooo:rsid="0011a43d" style:font-style-asian="italic" style:font-style-complex="italic"/>
    </style:style>
    <style:style style:name="T13" style:family="text">
      <style:text-properties fo:font-style="italic" officeooo:rsid="00123844" style:font-style-asian="italic" style:font-style-complex="italic"/>
    </style:style>
    <style:style style:name="T14" style:family="text">
      <style:text-properties fo:font-style="italic" style:text-underline-style="none" officeooo:rsid="000df470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dd792" style:font-style-asian="normal" style:font-style-complex="normal"/>
    </style:style>
    <style:style style:name="T17" style:family="text">
      <style:text-properties fo:font-style="normal" officeooo:rsid="000df470" style:font-style-asian="normal" style:font-style-complex="normal"/>
    </style:style>
    <style:style style:name="T18" style:family="text">
      <style:text-properties fo:font-style="normal" officeooo:rsid="000e94d9" style:font-style-asian="normal" style:font-style-complex="normal"/>
    </style:style>
    <style:style style:name="T19" style:family="text">
      <style:text-properties fo:font-style="normal" officeooo:rsid="000f9285" style:font-style-asian="normal" style:font-style-complex="normal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0df470"/>
    </style:style>
    <style:style style:name="T22" style:family="text">
      <style:text-properties officeooo:rsid="000df470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0df470"/>
    </style:style>
    <style:style style:name="T25" style:family="text">
      <style:text-properties officeooo:rsid="000e94d9"/>
    </style:style>
    <style:style style:name="T26" style:family="text">
      <style:text-properties officeooo:rsid="000f9285"/>
    </style:style>
    <style:style style:name="T27" style:family="text">
      <style:text-properties officeooo:rsid="0011a43d"/>
    </style:style>
    <style:style style:name="T28" style:family="text">
      <style:text-properties officeooo:rsid="00123844"/>
    </style:style>
    <style:style style:name="T29" style:family="text">
      <style:text-properties officeooo:rsid="0012f38f"/>
    </style:style>
    <style:style style:name="T30" style:family="text">
      <style:text-properties officeooo:rsid="00140c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>Dynamic Dialog System</text:p>
      <text:p text:style-name="P1">A Detailed Overview, by Valkryst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<text:span text:style-name="T2">Description of the System</text:span>:</text:h>
      <text:p text:style-name="Text_20_body"><text:tab/><text:span text:style-name="T1">The </text:span><text:span text:style-name="T8">Dynamic Dialog System (DDS)</text:span><text:span text:style-name="T1"> allows for the user to specify </text:span><text:span text:style-name="T8">Contexts</text:span><text:span text:style-name="T1">, </text:span><text:span text:style-name="T8">Criterion</text:span><text:span text:style-name="T1">, </text:span><text:span text:style-name="T8">Events</text:span><text:span text:style-name="T1">, </text:span><text:span text:style-name="T8">Responses</text:span><text:span text:style-name="T1">, and </text:span><text:span text:style-name="T8">Rules</text:span><text:span text:style-name="T1">. This combination of objects allows for a complex </text:span><text:span text:style-name="T8">Event→Response </text:span><text:span text:style-name="T16">relationships.</text:span></text:p>
      <text:p text:style-name="P4"><text:span text:style-name="T1"><text:tab/></text:span><text:span text:style-name="T8">Example:</text:span></text:p>
      <text:p text:style-name="P5"><text:tab/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Event</text:p>
          </table:table-cell>
          <table:table-cell table:style-name="Table1.B1" office:value-type="string">
            <text:p text:style-name="P27">Response</text:p>
          </table:table-cell>
        </table:table-row>
        <table:table-row>
          <table:table-cell table:style-name="Table1.A2" office:value-type="string">
            <text:p text:style-name="P26">OnPlayerKillEnemy</text:p>
          </table:table-cell>
          <table:table-cell table:style-name="Table1.B2" office:value-type="string">
            <text:p text:style-name="P26">Award Player 50 Experience</text:p>
          </table:table-cell>
        </table:table-row>
      </table:table>
      <text:p text:style-name="P6"/>
      <text:h text:style-name="P43" text:outline-level="2"><text:span text:style-name="T2">ValueType</text:span><text:span text:style-name="T20">:</text:span></text:h>
      <text:p text:style-name="P17"><text:span text:style-name="T21"><text:tab/>A </text:span><text:span text:style-name="T14">ValueType</text:span><text:span text:style-name="T21"> defines a type of data that the various parts of the </text:span><text:span text:style-name="T14">DDS</text:span><text:span text:style-name="T21"> can work with. At-present, these types of data are as follows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Data Type</text:p>
          </table:table-cell>
          <table:table-cell table:style-name="Table2.B1" office:value-type="string">
            <text:p text:style-name="P33">Accepted Values</text:p>
          </table:table-cell>
        </table:table-row>
        <table:table-row>
          <table:table-cell table:style-name="Table2.A11" office:value-type="string">
            <text:p text:style-name="P32">BYTE</text:p>
          </table:table-cell>
          <table:table-cell table:style-name="Table2.B11" office:value-type="string">
            <text:p text:style-name="Table_20_Contents">-<text:span text:style-name="T22">128 to 127</text:span></text:p>
          </table:table-cell>
        </table:table-row>
        <table:table-row>
          <table:table-cell table:style-name="Table2.A11" office:value-type="string">
            <text:p text:style-name="P32">SHORT</text:p>
          </table:table-cell>
          <table:table-cell table:style-name="Table2.B11" office:value-type="string">
            <text:p text:style-name="P32">-32768 to 32767</text:p>
          </table:table-cell>
        </table:table-row>
        <table:table-row>
          <table:table-cell table:style-name="Table2.A11" office:value-type="string">
            <text:p text:style-name="P32">INTEGER</text:p>
          </table:table-cell>
          <table:table-cell table:style-name="Table2.B11" office:value-type="string">
            <text:p text:style-name="Table_20_Contents"><text:span text:style-name="T24">-</text:span><text:bookmark text:name="cwos"/><text:span text:style-name="T24">2147483648 to </text:span><text:bookmark text:name="cwos1"/><text:span text:style-name="T24">2147483647</text:span></text:p>
          </table:table-cell>
        </table:table-row>
        <table:table-row>
          <table:table-cell table:style-name="Table2.A11" office:value-type="string">
            <text:p text:style-name="P32">LONG</text:p>
          </table:table-cell>
          <table:table-cell table:style-name="Table2.B11" office:value-type="string">
            <text:p text:style-name="Table_20_Contents">-<text:bookmark text:name="firstHeading"/><text:span text:style-name="T23">9223372036854775807 </text:span><text:span text:style-name="T24">to </text:span><text:bookmark text:name="firstHeading1"/><text:span text:style-name="T24">9223372036854775806</text:span></text:p>
          </table:table-cell>
        </table:table-row>
        <table:table-row>
          <table:table-cell table:style-name="Table2.A11" office:value-type="string">
            <text:p text:style-name="P32">FLOAT</text:p>
          </table:table-cell>
          <table:table-cell table:style-name="Table2.B11" office:value-type="string">
            <text:p text:style-name="P32">Any decimal number, less precise than Double.</text:p>
          </table:table-cell>
        </table:table-row>
        <table:table-row>
          <table:table-cell table:style-name="Table2.A11" office:value-type="string">
            <text:p text:style-name="P32">DOUBLE</text:p>
          </table:table-cell>
          <table:table-cell table:style-name="Table2.B11" office:value-type="string">
            <text:p text:style-name="P32">Any decimal number.</text:p>
          </table:table-cell>
        </table:table-row>
        <table:table-row>
          <table:table-cell table:style-name="Table2.A11" office:value-type="string">
            <text:p text:style-name="P32">BOOLEAN</text:p>
          </table:table-cell>
          <table:table-cell table:style-name="Table2.B11" office:value-type="string">
            <text:p text:style-name="P32">TRUE or FALSE</text:p>
          </table:table-cell>
        </table:table-row>
        <table:table-row>
          <table:table-cell table:style-name="Table2.A11" office:value-type="string">
            <text:p text:style-name="P32">STRING</text:p>
          </table:table-cell>
          <table:table-cell table:style-name="Table2.B11" office:value-type="string">
            <text:p text:style-name="P32">Any character, word, sentence, number, etc… that can be written.</text:p>
          </table:table-cell>
        </table:table-row>
        <table:table-row>
          <table:table-cell table:style-name="Table2.A11" office:value-type="string">
            <text:p text:style-name="P32">MP3</text:p>
          </table:table-cell>
          <table:table-cell table:style-name="Table2.B11" office:value-type="string">
            <text:p text:style-name="P32">The textual path of any MP3 file within the Jar file.</text:p>
          </table:table-cell>
        </table:table-row>
        <table:table-row>
          <table:table-cell table:style-name="Table2.A11" office:value-type="string">
            <text:p text:style-name="P32">OGG</text:p>
          </table:table-cell>
          <table:table-cell table:style-name="Table2.B11" office:value-type="string">
            <text:p text:style-name="P32">The textual path of any OGG file within the Jar file.</text:p>
          </table:table-cell>
        </table:table-row>
        <table:table-row>
          <table:table-cell table:style-name="Table2.A12" office:value-type="string">
            <text:p text:style-name="P32">WAV</text:p>
          </table:table-cell>
          <table:table-cell table:style-name="Table2.B12" office:value-type="string">
            <text:p text:style-name="P32">The textual path of any WAV file within the Jar file.</text:p>
          </table:table-cell>
        </table:table-row>
      </table:table>
      <text:p text:style-name="P21"/>
      <text:h text:style-name="Heading_20_2" text:outline-level="2"><text:span text:style-name="T3">C</text:span><text:span text:style-name="T2">omparisonType</text:span><text:span text:style-name="T4">:</text:span></text:h>
      <text:p text:style-name="Text_20_body"><text:tab/>A <text:span text:style-name="T7">ComparisonType</text:span> defines a comparator that the various parts of the <text:span text:style-name="T7">DDS</text:span> can work with. <text:span text:style-name="T22">At-present the types are as follows. Please note that both the </text:span><text:span text:style-name="T9">Name</text:span><text:span text:style-name="T22"> and </text:span><text:span text:style-name="T9">Symbol</text:span><text:span text:style-name="T22"> columns are accepted ComparisonTypes, so if you enter </text:span><text:span text:style-name="T9">“EQUAL_TO”</text:span><text:span text:style-name="T22"> as the </text:span><text:span text:style-name="T9">ComparisonType</text:span><text:span text:style-name="T22"> it will be interpreted as </text:span><text:span text:style-name="T9">“=”</text:span><text:span text:style-name="T22">.</text:span></text:p>
      <text:p text:style-name="Text_20_body"/>
      <text:p text:style-name="Text_20_body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33">Name</text:p>
          </table:table-cell>
          <table:table-cell table:style-name="Table3.B1" office:value-type="string">
            <text:p text:style-name="P33">Symbol</text:p>
          </table:table-cell>
        </table:table-row>
        <table:table-row>
          <table:table-cell table:style-name="Table3.A6" office:value-type="string">
            <text:p text:style-name="P32">EQUAL_TO</text:p>
          </table:table-cell>
          <table:table-cell table:style-name="Table3.B2" office:value-type="string">
            <text:p text:style-name="P32">=</text:p>
          </table:table-cell>
        </table:table-row>
        <table:table-row>
          <table:table-cell table:style-name="Table3.A6" office:value-type="string">
            <text:p text:style-name="P32">LESS_THAN</text:p>
          </table:table-cell>
          <table:table-cell table:style-name="Table3.B3" office:value-type="string">
            <text:p text:style-name="P32">&lt;</text:p>
          </table:table-cell>
        </table:table-row>
        <table:table-row>
          <table:table-cell table:style-name="Table3.A6" office:value-type="string">
            <text:p text:style-name="P32">GREATER_THAN</text:p>
          </table:table-cell>
          <table:table-cell table:style-name="Table3.B4" office:value-type="string">
            <text:p text:style-name="P32">&gt;</text:p>
          </table:table-cell>
        </table:table-row>
        <table:table-row>
          <table:table-cell table:style-name="Table3.A6" office:value-type="string">
            <text:p text:style-name="P32">LESS_THAN_OR_EQUAL_TO</text:p>
          </table:table-cell>
          <table:table-cell table:style-name="Table3.B5" office:value-type="string">
            <text:p text:style-name="P32">&lt;=</text:p>
          </table:table-cell>
        </table:table-row>
        <table:table-row>
          <table:table-cell table:style-name="Table3.A6" office:value-type="string">
            <text:p text:style-name="P32">GREATER_THAN_OR_EQUAL_TO</text:p>
          </table:table-cell>
          <table:table-cell table:style-name="Table3.B6" office:value-type="string">
            <text:p text:style-name="P32">&gt;=</text:p>
          </table:table-cell>
        </table:table-row>
        <table:table-row>
          <table:table-cell table:style-name="Table3.A7" office:value-type="string">
            <text:p text:style-name="P32">NOT_EQUAL_TO</text:p>
          </table:table-cell>
          <table:table-cell table:style-name="Table3.B7" office:value-type="string">
            <text:p text:style-name="Table_20_Contents">!<text:span text:style-name="T22">=</text:span></text:p>
          </table:table-cell>
        </table:table-row>
      </table:table>
      <text:p text:style-name="Text_20_body"/>
      <text:h text:style-name="Heading_20_2" text:outline-level="2"><text:span text:style-name="T2">Context</text:span>:</text:h>
      <text:p text:style-name="Text_20_body"><text:tab/><text:span text:style-name="T1">A </text:span><text:span text:style-name="T8">Context</text:span><text:span text:style-name="T1"> is some stored value. This can be anything that is able to be stored as a </text:span><text:span text:style-name="T8">String</text:span><text:span text:style-name="T1">, </text:span><text:span text:style-name="T16">so </text:span><text:span text:style-name="T18">any of the </text:span><text:span text:style-name="T10">ValueTypes</text:span><text:span text:style-name="T16"> </text:span><text:span text:style-name="T18">will work </text:span><text:span text:style-name="T16">as they can all be stored in a String and converted to their respective types by the system.</text:span></text:p>
      <text:p text:style-name="P3"><text:span text:style-name="T15">It is recommended that only values essential to a </text:span><text:span text:style-name="T7">Criterion</text:span><text:span text:style-name="T15">, or </text:span><text:span text:style-name="T7">Rule</text:span><text:span text:style-name="T15">, be stored in the system, but it is perfectly fine for any data to be stored as a </text:span><text:span text:style-name="T7">Context</text:span><text:span text:style-name="T15">. The system provides methods to both retrieve, and alter, the value of a </text:span><text:span text:style-name="T7">Context</text:span><text:span text:style-name="T15">.</text:span></text:p>
      <text:p text:style-name="P6"/>
      <text:p text:style-name="P17"><text:span text:style-name="T17">The word “</text:span><text:span text:style-name="T9">Context”</text:span><text:span text:style-name="T17"> is defined as </text:span><text:span text:style-name="T9">“T</text:span><text:span text:style-name="T7">he circumstances that form the setting for an event, statement, or idea, and in terms of which it can be fully understood and assessed.”</text:span><text:span text:style-name="T15">.</text:span></text:p>
      <text:h text:style-name="Heading_20_2" text:outline-level="2"><text:span text:style-name="T2">Criterion</text:span>:</text:h>
      <text:p text:style-name="Text_20_body"><text:tab/><text:span text:style-name="T1">A </text:span><text:span text:style-name="T8">Criterion </text:span><text:span text:style-name="T16">is a Condition. </text:span><text:span text:style-name="T17">Each </text:span><text:span text:style-name="T9">Criterion</text:span><text:span text:style-name="T17"> contains a </text:span><text:span text:style-name="T9">Value</text:span><text:span text:style-name="T17">, </text:span><text:span text:style-name="T9">ValueType</text:span><text:span text:style-name="T17">, </text:span><text:span text:style-name="T9">ComparisonType</text:span><text:span text:style-name="T17">, and associated </text:span><text:span text:style-name="T9">Context</text:span><text:span text:style-name="T17">. The </text:span><text:span text:style-name="T9">Value's</text:span><text:span text:style-name="T17"> type is defined by the </text:span><text:span text:style-name="T9">ValueType</text:span><text:span text:style-name="T17"> </text:span><text:span text:style-name="T18">and</text:span><text:span text:style-name="T17"> </text:span><text:span text:style-name="T18">the </text:span><text:span text:style-name="T10">ComparisonType</text:span><text:span text:style-name="T18"> defines how to compare the </text:span><text:span text:style-name="T10">Value</text:span><text:span text:style-name="T18"> to the </text:span><text:span text:style-name="T10">Context's Value</text:span><text:span text:style-name="T18">.</text:span></text:p>
      <text:p text:style-name="Text_20_body"><text:span text:style-name="T18"><text:tab/></text:span><text:span text:style-name="T10">Example:</text:span></text:p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5">Value</text:p>
          </table:table-cell>
          <table:table-cell table:style-name="Table4.A1" office:value-type="string">
            <text:p text:style-name="P35">ValueType</text:p>
          </table:table-cell>
          <table:table-cell table:style-name="Table4.A1" office:value-type="string">
            <text:p text:style-name="P35">ComparisonType</text:p>
          </table:table-cell>
          <table:table-cell table:style-name="Table4.A1" office:value-type="string">
            <text:p text:style-name="P35">Context's Value</text:p>
          </table:table-cell>
          <table:table-cell table:style-name="Table4.E1" office:value-type="string">
            <text:p text:style-name="P35">Result</text:p>
          </table:table-cell>
        </table:table-row>
        <table:table-row>
          <table:table-cell table:style-name="Table4.A2" office:value-type="string">
            <text:p text:style-name="P34">5</text:p>
          </table:table-cell>
          <table:table-cell table:style-name="Table4.B2" office:value-type="string">
            <text:p text:style-name="P34">INTEGER</text:p>
          </table:table-cell>
          <table:table-cell table:style-name="Table4.C2" office:value-type="string">
            <text:p text:style-name="P34">&gt;</text:p>
          </table:table-cell>
          <table:table-cell table:style-name="Table4.D2" office:value-type="string">
            <text:p text:style-name="P34">4</text:p>
          </table:table-cell>
          <table:table-cell table:style-name="Table4.E2" office:value-type="string">
            <text:p text:style-name="P34">TRUE</text:p>
          </table:table-cell>
        </table:table-row>
        <table:table-row>
          <table:table-cell table:style-name="Table4.A3" office:value-type="string">
            <text:p text:style-name="P34">TRUE</text:p>
          </table:table-cell>
          <table:table-cell table:style-name="Table4.B3" office:value-type="string">
            <text:p text:style-name="P34">BOOLEAN</text:p>
          </table:table-cell>
          <table:table-cell table:style-name="Table4.C3" office:value-type="string">
            <text:p text:style-name="P34">!=</text:p>
          </table:table-cell>
          <table:table-cell table:style-name="Table4.D3" office:value-type="string">
            <text:p text:style-name="P34">TRUE</text:p>
          </table:table-cell>
          <table:table-cell table:style-name="Table4.E3" office:value-type="string">
            <text:p text:style-name="P34">FALSE</text:p>
          </table:table-cell>
        </table:table-row>
        <table:table-row>
          <table:table-cell table:style-name="Table4.A4" office:value-type="string">
            <text:p text:style-name="P34">Apple</text:p>
          </table:table-cell>
          <table:table-cell table:style-name="Table4.B4" office:value-type="string">
            <text:p text:style-name="P34">STRING</text:p>
          </table:table-cell>
          <table:table-cell table:style-name="Table4.C4" office:value-type="string">
            <text:p text:style-name="P34">=</text:p>
          </table:table-cell>
          <table:table-cell table:style-name="Table4.D4" office:value-type="string">
            <text:p text:style-name="P34">Banana</text:p>
          </table:table-cell>
          <table:table-cell table:style-name="Table4.E4" office:value-type="string">
            <text:p text:style-name="P34">FALSE</text:p>
          </table:table-cell>
        </table:table-row>
        <table:table-row>
          <table:table-cell table:style-name="Table4.A5" office:value-type="string">
            <text:p text:style-name="P34">67</text:p>
          </table:table-cell>
          <table:table-cell table:style-name="Table4.B5" office:value-type="string">
            <text:p text:style-name="P34">BYTE</text:p>
          </table:table-cell>
          <table:table-cell table:style-name="Table4.C5" office:value-type="string">
            <text:p text:style-name="P34">&lt;=</text:p>
          </table:table-cell>
          <table:table-cell table:style-name="Table4.D5" office:value-type="string">
            <text:p text:style-name="P34">500</text:p>
          </table:table-cell>
          <table:table-cell table:style-name="Table4.E5" office:value-type="string">
            <text:p text:style-name="P34">TRUE</text:p>
          </table:table-cell>
        </table:table-row>
        <table:table-row>
          <table:table-cell table:style-name="Table4.A6" office:value-type="string">
            <text:p text:style-name="P34">55</text:p>
          </table:table-cell>
          <table:table-cell table:style-name="Table4.B6" office:value-type="string">
            <text:p text:style-name="P34">INTEGER</text:p>
          </table:table-cell>
          <table:table-cell table:style-name="Table4.C6" office:value-type="string">
            <text:p text:style-name="P34">&gt;</text:p>
          </table:table-cell>
          <table:table-cell table:style-name="Table4.D6" office:value-type="string">
            <text:p text:style-name="P34">Banana</text:p>
          </table:table-cell>
          <table:table-cell table:style-name="Table4.E6" office:value-type="string">
            <text:p text:style-name="P34">ERROR</text:p>
          </table:table-cell>
        </table:table-row>
      </table:table>
      <text:p text:style-name="P22"/>
      <text:p text:style-name="P7"/>
      <text:p text:style-name="P18"><text:soft-page-break/><text:span text:style-name="T16">P</text:span><text:span text:style-name="T15">lease note that the </text:span><text:span text:style-name="T7">ValueType</text:span><text:span text:style-name="T15"> of the </text:span><text:span text:style-name="T7">Criterion</text:span><text:span text:style-name="T15"> must match the </text:span><text:span text:style-name="T7">ValueType</text:span><text:span text:style-name="T15"> of the </text:span><text:span text:style-name="T7">Context</text:span><text:span text:style-name="T15"> for a comparison to be possible. If they do not match, then the </text:span><text:span text:style-name="T7">DDS</text:span><text:span text:style-name="T15"> will throw an exception.</text:span></text:p>
      <text:p text:style-name="P8"/>
      <text:p text:style-name="P17"><text:span text:style-name="T16">T</text:span><text:span text:style-name="T17">he word </text:span><text:span text:style-name="T9">“Criterion”</text:span><text:span text:style-name="T17"> is define</text:span><text:span text:style-name="T19">d</text:span><text:span text:style-name="T17"> as </text:span><text:span text:style-name="T9">“A</text:span><text:span text:style-name="T7"> principle or standard by which something may be judged or decided.”</text:span><text:span text:style-name="T15">.</text:span></text:p>
      <text:h text:style-name="Heading_20_2" text:outline-level="2"><text:span text:style-name="T2">Event</text:span>:</text:h>
      <text:p text:style-name="Text_20_body"><text:tab/><text:span text:style-name="T25">An </text:span><text:span text:style-name="T10">Event</text:span><text:span text:style-name="T25"> is something triggered by the code of the game which is utilizing the </text:span><text:span text:style-name="T10">DDS</text:span><text:span text:style-name="T25">. As seen in a previous example, this could be anything. Each </text:span><text:span text:style-name="T10">Event</text:span><text:span text:style-name="T25"> can trigger none, one, or more </text:span><text:span text:style-name="T10">Rules</text:span><text:span text:style-name="T18">. The name of an </text:span><text:span text:style-name="T10">Event</text:span><text:span text:style-name="T18"> is arbitrary and the game utilizing the </text:span><text:span text:style-name="T10">DDS</text:span><text:span text:style-name="T18"> must define all Events that it will use when initializing the </text:span><text:span text:style-name="T10">DDS</text:span><text:span text:style-name="T18">.</text:span></text:p>
      <text:p text:style-name="P10"><text:span text:style-name="T1"><text:tab/></text:span><text:span text:style-name="T8">Example:</text:span></text:p>
      <text:p text:style-name="P7"><text:tab/><text:tab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8">Event</text:p>
          </table:table-cell>
          <table:table-cell table:style-name="Table5.B1" office:value-type="string">
            <text:p text:style-name="P28">Response</text:p>
          </table:table-cell>
        </table:table-row>
        <table:table-row>
          <table:table-cell table:style-name="Table5.A2" office:value-type="string">
            <text:p text:style-name="P29">OnPlayerKillEnemy</text:p>
          </table:table-cell>
          <table:table-cell table:style-name="Table5.B2" office:value-type="string">
            <text:p text:style-name="P29">Award Player 50 Experience</text:p>
          </table:table-cell>
        </table:table-row>
        <table:table-row>
          <table:table-cell table:style-name="Table5.A3" office:value-type="string">
            <text:p text:style-name="P34">Applesauce</text:p>
          </table:table-cell>
          <table:table-cell table:style-name="Table5.B3" office:value-type="string">
            <text:p text:style-name="P34">Kill the Player.</text:p>
          </table:table-cell>
        </table:table-row>
        <table:table-row>
          <table:table-cell table:style-name="Table5.A4" office:value-type="string">
            <text:p text:style-name="P34">Balcony </text:p>
          </table:table-cell>
          <table:table-cell table:style-name="Table5.B4" office:value-type="string">
            <text:p text:style-name="P34">Burn the nearest tree.</text:p>
          </table:table-cell>
        </table:table-row>
        <table:table-row>
          <table:table-cell table:style-name="Table5.A5" office:value-type="string">
            <text:p text:style-name="P34">OnItemPickup</text:p>
          </table:table-cell>
          <table:table-cell table:style-name="Table5.B5" office:value-type="string">
            <text:p text:style-name="P34">Play trumpet sound.</text:p>
          </table:table-cell>
        </table:table-row>
      </table:table>
      <text:p text:style-name="P11"/>
      <text:p text:style-name="P11"/>
      <text:p text:style-name="P14"><text:span text:style-name="T1">The word </text:span><text:span text:style-name="T9">“</text:span><text:span text:style-name="T7">Event</text:span><text:span text:style-name="T9">”</text:span><text:span text:style-name="T22"> is define</text:span>d<text:span text:style-name="T22"> as </text:span><text:span text:style-name="T9">“A</text:span><text:span text:style-name="T7"> thing that happens.”</text:span>.</text:p>
      <text:h text:style-name="Heading_20_2" text:outline-level="2"><text:span text:style-name="T5">R</text:span><text:span text:style-name="T2">esponse</text:span>:</text:h>
      <text:p text:style-name="Text_20_body"><text:tab/><text:span text:style-name="T25">A Response is the result of a Rule. When a Rule is chosen to be handled to by the DDS, all of that Rule's Responses are handled.</text:span></text:p>
      <text:p text:style-name="P20">For example, let's say that some Event is triggered and a Rule is chosen by the DDS. We will also assume that the Rule has the following Responses.</text:p>
      <text:list xml:id="list7753343426330316073" text:style-name="L1">
        <text:list-item>
          <text:p text:style-name="P47">Award Player 50 Experience.</text:p>
        </text:list-item>
        <text:list-item>
          <text:p text:style-name="P47">Award Player 50 Gold.</text:p>
        </text:list-item>
        <text:list-item>
          <text:p text:style-name="P47">Award Player Item #5678.</text:p>
        </text:list-item>
      </text:list>
      <text:p text:style-name="P14"><text:span text:style-name="T1">W</text:span>hen the DDS chooses the Rule, it finds all of that Rule's Responses and handles them one-by-one. So, the player will be awarded experience, then gold, and then the item.</text:p>
      <text:p text:style-name="P14"/>
      <text:p text:style-name="P14"><text:soft-page-break/><text:span text:style-name="T1">The word </text:span><text:span text:style-name="T9">“</text:span><text:span text:style-name="T7">Response</text:span><text:span text:style-name="T9">”</text:span><text:span text:style-name="T22"> is define</text:span>d<text:span text:style-name="T22"> as </text:span><text:span text:style-name="T9">“A</text:span><text:span text:style-name="T7"> reaction to something.”</text:span>.</text:p>
      <text:h text:style-name="Heading_20_2" text:outline-level="2"><text:span text:style-name="T2">Rule</text:span>:</text:h>
      <text:p text:style-name="Text_20_body"><text:tab/><text:span text:style-name="T26">A Rule is essentially a relationship, or association, of some number of </text:span><text:span text:style-name="T11">Criterion,</text:span><text:span text:style-name="T26"> </text:span><text:span text:style-name="T11">Responses, </text:span><text:span text:style-name="T19">and an</text:span><text:span text:style-name="T11"> Event</text:span><text:span text:style-name="T26">.</text:span></text:p>
      <text:p text:style-name="P19"><text:span text:style-name="T26">Whenever an </text:span><text:span text:style-name="T11">Event</text:span><text:span text:style-name="T26"> is triggered, the </text:span><text:span text:style-name="T11">DDS</text:span><text:span text:style-name="T26"> determines which </text:span><text:span text:style-name="T11">Rules</text:span><text:span text:style-name="T26"> are triggered by the </text:span><text:span text:style-name="T11">Event</text:span><text:span text:style-name="T26">, then evaluates the </text:span><text:span text:style-name="T11">Criterion</text:span><text:span text:style-name="T26"> of every one of these </text:span><text:span text:style-name="T11">Rules</text:span><text:span text:style-name="T26">. Through a slightly complicated formula, the DDS then determines which </text:span><text:span text:style-name="T11">Rule</text:span><text:span text:style-name="T26"> the </text:span><text:span text:style-name="T11">Event</text:span><text:span text:style-name="T26"> will trigger, out of all of the </text:span><text:span text:style-name="T11">Rules</text:span><text:span text:style-name="T26"> that it can trigger. After the final </text:span><text:span text:style-name="T11">Rule</text:span><text:span text:style-name="T26"> is chosen, the </text:span><text:span text:style-name="T11">DDS</text:span><text:span text:style-name="T26"> responds to all of the </text:span><text:span text:style-name="T11">Responses</text:span><text:span text:style-name="T26"> associated with the chosen </text:span><text:span text:style-name="T11">Rule</text:span><text:span text:style-name="T26">.</text:span></text:p>
      <text:p text:style-name="P13"><text:span text:style-name="T1"><text:tab/></text:span><text:span text:style-name="T8">Example:</text:span></text:p>
      <text:p text:style-name="P9"><text:tab/><text:tab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7">Event</text:p>
          </table:table-cell>
          <table:table-cell table:style-name="Table6.A1" office:value-type="string">
            <text:p text:style-name="P37">Rule</text:p>
          </table:table-cell>
          <table:table-cell table:style-name="Table6.C1" office:value-type="string">
            <text:p text:style-name="P37">Response(s) Number(s)</text:p>
          </table:table-cell>
        </table:table-row>
        <table:table-row>
          <table:table-cell table:style-name="Table6.A2" office:value-type="string">
            <text:p text:style-name="P30">OnPlayerKillEnemy</text:p>
          </table:table-cell>
          <table:table-cell table:style-name="Table6.B2" office:value-type="string">
            <text:p text:style-name="P39">A</text:p>
          </table:table-cell>
          <table:table-cell table:style-name="Table6.C2" office:value-type="string">
            <text:p text:style-name="P39">1, 2</text:p>
          </table:table-cell>
        </table:table-row>
        <table:table-row>
          <table:table-cell table:style-name="Table6.A3" office:value-type="string">
            <text:p text:style-name="P39">OnPlayerDeath</text:p>
          </table:table-cell>
          <table:table-cell table:style-name="Table6.B3" office:value-type="string">
            <text:p text:style-name="P39">B</text:p>
          </table:table-cell>
          <table:table-cell table:style-name="Table6.C3" office:value-type="string">
            <text:p text:style-name="P39">3, 4</text:p>
          </table:table-cell>
        </table:table-row>
        <table:table-row>
          <table:table-cell table:style-name="Table6.A4" office:value-type="string">
            <text:p text:style-name="P36">Balcony </text:p>
          </table:table-cell>
          <table:table-cell table:style-name="Table6.B4" office:value-type="string">
            <text:p text:style-name="P39">C</text:p>
          </table:table-cell>
          <table:table-cell table:style-name="Table6.C4" office:value-type="string">
            <text:p text:style-name="P39">2, 3</text:p>
          </table:table-cell>
        </table:table-row>
        <table:table-row>
          <table:table-cell table:style-name="Table6.A5" office:value-type="string">
            <text:p text:style-name="P36">OnItemPickup</text:p>
          </table:table-cell>
          <table:table-cell table:style-name="Table6.B5" office:value-type="string">
            <text:p text:style-name="P39">D</text:p>
          </table:table-cell>
          <table:table-cell table:style-name="Table6.C5" office:value-type="string">
            <text:p text:style-name="P39">1</text:p>
          </table:table-cell>
        </table:table-row>
      </table:table>
      <text:p text:style-name="P13"/>
      <text:p text:style-name="P9"><text:tab/><text:tab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7">Response #</text:p>
          </table:table-cell>
          <table:table-cell table:style-name="Table7.B1" office:value-type="string">
            <text:p text:style-name="P37">Response</text:p>
          </table:table-cell>
        </table:table-row>
        <table:table-row>
          <table:table-cell table:style-name="Table7.A2" office:value-type="string">
            <text:p text:style-name="P39">1</text:p>
          </table:table-cell>
          <table:table-cell table:style-name="Table7.B2" office:value-type="string">
            <text:p text:style-name="P39">Award Player 50 Experience</text:p>
          </table:table-cell>
        </table:table-row>
        <table:table-row>
          <table:table-cell table:style-name="Table7.A3" office:value-type="string">
            <text:p text:style-name="P39">2</text:p>
          </table:table-cell>
          <table:table-cell table:style-name="Table7.B3" office:value-type="string">
            <text:p text:style-name="P39">Award Player 50 Gold</text:p>
          </table:table-cell>
        </table:table-row>
        <table:table-row>
          <table:table-cell table:style-name="Table7.A4" office:value-type="string">
            <text:p text:style-name="P36"><text:span text:style-name="T26">3</text:span> </text:p>
          </table:table-cell>
          <table:table-cell table:style-name="Table7.B4" office:value-type="string">
            <text:p text:style-name="P39">Kill Player</text:p>
          </table:table-cell>
        </table:table-row>
        <table:table-row>
          <table:table-cell table:style-name="Table7.A5" office:value-type="string">
            <text:p text:style-name="P39">4</text:p>
          </table:table-cell>
          <table:table-cell table:style-name="Table7.B5" office:value-type="string">
            <text:p text:style-name="P39">End Game</text:p>
          </table:table-cell>
        </table:table-row>
      </table:table>
      <text:p text:style-name="P12"/>
      <text:p text:style-name="P14">Although the formula for determining which Rule to trigger is complicated, it will generally choose the Rule with the <text:span text:style-name="T30">highest value of (TotalTrueCriterion / TotalCriterion) </text:span>and that <text:span text:style-name="T30">hasn't</text:span> been used recently.</text:p>
      <text:p text:style-name="P13"><text:span text:style-name="T1"><text:tab/></text:span><text:span text:style-name="T8">Example:</text:span></text:p>
      <text:p text:style-name="P23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37">Rule</text:p>
          </table:table-cell>
          <table:table-cell table:style-name="Table8.A1" office:value-type="string">
            <text:p text:style-name="P37">TRUE Criterion</text:p>
          </table:table-cell>
          <table:table-cell table:style-name="Table8.C1" office:value-type="string">
            <text:p text:style-name="P37">Time Last Used</text:p>
          </table:table-cell>
        </table:table-row>
        <table:table-row>
          <table:table-cell table:style-name="Table8.A2" office:value-type="string">
            <text:p text:style-name="P39">A</text:p>
          </table:table-cell>
          <table:table-cell table:style-name="Table8.B2" office:value-type="string">
            <text:p text:style-name="P39">50/<text:span text:style-name="T30">50</text:span></text:p>
          </table:table-cell>
          <table:table-cell table:style-name="Table8.C2" office:value-type="string">
            <text:p text:style-name="P39">10 Minutes Ago</text:p>
          </table:table-cell>
        </table:table-row>
        <table:table-row>
          <table:table-cell table:style-name="Table8.A3" office:value-type="string">
            <text:p text:style-name="P39">B</text:p>
          </table:table-cell>
          <table:table-cell table:style-name="Table8.B3" office:value-type="string">
            <text:p text:style-name="P39">50/<text:span text:style-name="T30">50</text:span></text:p>
          </table:table-cell>
          <table:table-cell table:style-name="Table8.C3" office:value-type="string">
            <text:p text:style-name="P39">5 Minutes Ago</text:p>
          </table:table-cell>
        </table:table-row>
        <table:table-row>
          <table:table-cell table:style-name="Table8.A4" office:value-type="string">
            <text:p text:style-name="P39">C</text:p>
          </table:table-cell>
          <table:table-cell table:style-name="Table8.B4" office:value-type="string">
            <text:p text:style-name="P39">45/<text:span text:style-name="T30">50</text:span></text:p>
          </table:table-cell>
          <table:table-cell table:style-name="Table8.C4" office:value-type="string">
            <text:p text:style-name="P44">1 Minute Ago</text:p>
          </table:table-cell>
        </table:table-row>
      </table:table>
      <text:p text:style-name="P14"/>
      <text:p text:style-name="P14"><text:soft-page-break/>In the above example, Rule C will most-likely be triggered. The next time an Event is fired which can trigger these three Rules, Rule B would be chosen. The time after that, Rule A would be chosen.</text:p>
      <text:p text:style-name="P14">If Rule C had an amount of “TRUE Criterion” equal to ten, then there is a much lower chance of it being triggered, but it will eventually be triggered.</text:p>
      <text:h text:style-name="Heading_20_2" text:outline-level="2"><text:span text:style-name="T2">Special </text:span><text:span text:style-name="T6">C</text:span><text:span text:style-name="T2">ases </text:span><text:span text:style-name="T6">for Event Handling</text:span>:</text:h>
      <text:h text:style-name="Heading_20_3" text:outline-level="3"><text:tab/>Case A:</text:h>
      <text:p text:style-name="P25"><text:tab/><text:tab/><text:tab/><text:span text:style-name="T27">In this case there is an </text:span><text:span text:style-name="T12">Event</text:span><text:span text:style-name="T27"> which triggers no Rules. The DDS will do nothing <text:tab/><text:tab/><text:tab/>when handling this Event.</text:span></text:p>
      <text:h text:style-name="Heading_20_3" text:outline-level="3"><text:tab/>Case B:</text:h>
      <text:p text:style-name="Text_20_body"><text:tab/><text:tab/><text:tab/><text:span text:style-name="T27">In this case there is an </text:span><text:span text:style-name="T12">Event</text:span><text:span text:style-name="T27"> which triggers one </text:span><text:span text:style-name="T12">Rule</text:span><text:span text:style-name="T27">. The </text:span><text:span text:style-name="T12">DDS</text:span><text:span text:style-name="T27"> will trigger the <text:tab/><text:tab/><text:tab/>one </text:span><text:span text:style-name="T12">Rule</text:span><text:span text:style-name="T27"> whenever this </text:span><text:span text:style-name="T12">Event</text:span><text:span text:style-name="T27"> is handled.</text:span></text:p>
      <text:h text:style-name="Heading_20_3" text:outline-level="3"><text:tab/><text:span text:style-name="T27">Case C:</text:span></text:h>
      <text:p text:style-name="Text_20_body"><text:tab/><text:tab/><text:tab/><text:span text:style-name="T27">In this case there is an </text:span><text:span text:style-name="T12">Event</text:span><text:span text:style-name="T27"> which triggers multiple </text:span><text:span text:style-name="T12">Rules</text:span><text:span text:style-name="T27">. If there are one or <text:tab/><text:tab/><text:tab/>more </text:span><text:span text:style-name="T12">Rules</text:span><text:span text:style-name="T27"> which has never been triggered before at any point in time, then the first of <text:tab/><text:tab/><text:tab/>these </text:span><text:span text:style-name="T12">Rules</text:span><text:span text:style-name="T27"> that the </text:span><text:span text:style-name="T12">DDS</text:span><text:span text:style-name="T27"> encounters will be triggered.</text:span></text:p>
      <text:h text:style-name="P45" text:outline-level="3"><text:tab/><text:span text:style-name="T27">Case D:</text:span></text:h>
      <text:p text:style-name="P25"><text:tab/><text:tab/><text:tab/><text:span text:style-name="T27">In this case there is an </text:span><text:span text:style-name="T12">Event</text:span><text:span text:style-name="T27"> which triggers multiple </text:span><text:span text:style-name="T12">Rules</text:span><text:span text:style-name="T27">, but none of these <text:tab/><text:tab/><text:tab/></text:span><text:span text:style-name="T12">Rules</text:span><text:span text:style-name="T27"> have </text:span><text:span text:style-name="T12">Criterion</text:span><text:span text:style-name="T27">. The system will handle this </text:span><text:span text:style-name="T12">Event</text:span><text:span text:style-name="T27"> by triggering the least recently <text:tab/><text:tab/><text:tab/>used </text:span><text:span text:style-name="T12">Rule</text:span><text:span text:style-name="T27">.<text:line-break/><text:line-break/><text:tab/><text:tab/><text:tab/></text:span><text:span text:style-name="T12">Example: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A"/>
        <table:table-row>
          <table:table-cell table:style-name="Table9.A1" office:value-type="string">
            <text:p text:style-name="P38">Event</text:p>
          </table:table-cell>
          <table:table-cell table:style-name="Table9.A1" office:value-type="string">
            <text:p text:style-name="P38">Rule</text:p>
          </table:table-cell>
          <table:table-cell table:style-name="Table9.A1" office:value-type="string">
            <text:p text:style-name="P42">Criterion</text:p>
          </table:table-cell>
          <table:table-cell table:style-name="Table9.D1" office:value-type="string">
            <text:p text:style-name="P42">Time Last Used</text:p>
          </table:table-cell>
        </table:table-row>
        <table:table-row>
          <table:table-cell table:style-name="Table9.A2" office:value-type="string">
            <text:p text:style-name="P31">OnPlayer<text:span text:style-name="T27">Death</text:span></text:p>
          </table:table-cell>
          <table:table-cell table:style-name="Table9.B2" office:value-type="string">
            <text:p text:style-name="P40">A</text:p>
          </table:table-cell>
          <table:table-cell table:style-name="Table9.C2" office:value-type="string">
            <text:p text:style-name="P41">None</text:p>
          </table:table-cell>
          <table:table-cell table:style-name="Table9.D2" office:value-type="string">
            <text:p text:style-name="P41">Never</text:p>
          </table:table-cell>
        </table:table-row>
        <table:table-row>
          <table:table-cell table:style-name="Table9.A3" office:value-type="string">
            <text:p text:style-name="P31">OnPlayer<text:span text:style-name="T27">Death</text:span></text:p>
          </table:table-cell>
          <table:table-cell table:style-name="Table9.B3" office:value-type="string">
            <text:p text:style-name="P40">B</text:p>
          </table:table-cell>
          <table:table-cell table:style-name="Table9.C3" office:value-type="string">
            <text:p text:style-name="P41">None</text:p>
          </table:table-cell>
          <table:table-cell table:style-name="Table9.D3" office:value-type="string">
            <text:p text:style-name="P41">2 Minutes Ago</text:p>
          </table:table-cell>
        </table:table-row>
        <table:table-row>
          <table:table-cell table:style-name="Table9.A4" office:value-type="string">
            <text:p text:style-name="P31">OnPlayer<text:span text:style-name="T27">Death</text:span></text:p>
          </table:table-cell>
          <table:table-cell table:style-name="Table9.B4" office:value-type="string">
            <text:p text:style-name="P40">C</text:p>
          </table:table-cell>
          <table:table-cell table:style-name="Table9.C4" office:value-type="string">
            <text:p text:style-name="P41">None</text:p>
          </table:table-cell>
          <table:table-cell table:style-name="Table9.D4" office:value-type="string">
            <text:p text:style-name="P41">5 Minutes Ago</text:p>
          </table:table-cell>
        </table:table-row>
      </table:table>
      <text:p text:style-name="P15"/>
      <text:p text:style-name="P24"><text:tab/><text:tab/><text:tab/><text:tab/><text:tab/>The DDS will trigger Rule A when OnPlayerDeath is first <text:tab/><text:tab/><text:tab/><text:tab/><text:tab/><text:tab/>handled, then Rule B on the second time it is handled, then Rule C on the <text:tab/><text:tab/><text:tab/><text:tab/><text:tab/>third time, then Rule A, then Rule B, then Rule C, etc…</text:p>
      <text:h text:style-name="P46" text:outline-level="3"><text:tab/>Case E:</text:h>
      <text:p text:style-name="P4"><text:span text:style-name="T28"><text:tab/><text:tab/><text:tab/>In this case there is an Event which triggers multiple Rules, but some of these <text:tab/><text:tab/><text:tab/>Rules have Criterion and some of them do not. The Rules without Criterion will be <text:tab/></text:span><text:soft-page-break/><text:span text:style-name="T28"><text:tab/><text:tab/>entirely ignored by the DDS and the remaining Rules that do have Criterion will be <text:tab/><text:tab/><text:tab/>handled normally.</text:span></text:p>
      <text:p text:style-name="P4"/>
      <text:h text:style-name="Heading_20_3" text:outline-level="3"><text:tab/>Case <text:span text:style-name="T29">F</text:span>:</text:h>
      <text:p text:style-name="P16"><text:span text:style-name="T28"><text:tab/><text:tab/><text:tab/>This case is nearly identical to </text:span><text:span text:style-name="T13">Case D</text:span><text:span text:style-name="T28">, but with one major difference. If the <text:tab/><text:tab/><text:tab/>system runs into a situation where, while handling the </text:span><text:span text:style-name="T13">Event</text:span><text:span text:style-name="T28">, the mathematical formula <text:tab/><text:tab/><text:tab/>for determining which </text:span><text:span text:style-name="T13">Rule</text:span><text:span text:style-name="T28"> to use says that multiple </text:span><text:span text:style-name="T13">Rules</text:span><text:span text:style-name="T28"> can be triggered, then the <text:tab/><text:tab/><text:tab/>system will randomly pick one of the </text:span><text:span text:style-name="T13">Rules</text:span><text:span text:style-name="T28"> to trigg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02:21:19.635000000</meta:creation-date>
    <dc:date>2016-04-19T17:02:33.494000000</dc:date>
    <meta:editing-duration>PT22M56S</meta:editing-duration>
    <meta:editing-cycles>5</meta:editing-cycles>
    <meta:generator>LibreOffice/5.0.5.2$Windows_X86_64 LibreOffice_project/55b006a02d247b5f7215fc6ea0fde844b30035b3</meta:generator>
    <meta:document-statistic meta:table-count="9" meta:image-count="0" meta:object-count="0" meta:page-count="7" meta:paragraph-count="191" meta:word-count="1200" meta:character-count="6838" meta:non-whitespace-character-count="5724"/>
  </office:meta>
</office:document-meta>
</file>